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7ef14" officeooo:paragraph-rsid="0047ef1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7ef14" officeooo:paragraph-rsid="004ad1a9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a4aaf" officeooo:paragraph-rsid="0047ef14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ad1a9" officeooo:paragraph-rsid="004ad1a9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c7775" officeooo:paragraph-rsid="004c7775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c7775" officeooo:paragraph-rsid="004c7775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ad1a9" officeooo:paragraph-rsid="004ad1a9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e4d02" officeooo:paragraph-rsid="004e4d02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48b320"/>
    </style:style>
    <style:style style:name="T6" style:family="text">
      <style:text-properties officeooo:rsid="004ad1a9"/>
    </style:style>
    <style:style style:name="T7" style:family="text">
      <style:text-properties officeooo:rsid="0047ef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c7775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ad1a9" style:font-weight-asian="normal" style:font-weight-complex="normal"/>
    </style:style>
    <style:style style:name="T12" style:family="text">
      <style:text-properties fo:font-weight="normal" officeooo:rsid="004a4aaf" style:font-weight-asian="normal" style:font-weight-complex="normal"/>
    </style:style>
    <style:style style:name="T13" style:family="text">
      <style:text-properties officeooo:rsid="004e4d0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bjectif </text:span>: <text:span text:style-name="T1">Découvrir </text:span><text:span text:style-name="T4">la multiplication de nombres relatifs</text:span></text:p>
      <text:h text:style-name="P8" text:outline-level="1">Déroulé</text:h>
      <text:p text:style-name="P3"/>
      <text:p text:style-name="P5">Questions flash<text:span text:style-name="T10"> </text:span><text:span text:style-name="T11">(10 min)</text:span></text:p>
      <text:p text:style-name="P6">√36 = ?</text:p>
      <text:p text:style-name="P6">√16 = ?</text:p>
      <text:p text:style-name="P6">√25 = ?</text:p>
      <text:p text:style-name="P6">√100 = ?</text:p>
      <text:p text:style-name="P6">3 – 6 = ?</text:p>
      <text:p text:style-name="P6">3 – (-6) = ?</text:p>
      <text:p text:style-name="P6">3 + 6 = ?</text:p>
      <text:p text:style-name="P6">3 + (-6) = ?</text:p>
      <text:p text:style-name="P4"/>
      <text:p text:style-name="P3">Activité <text:span text:style-name="T4">de découverte de la multiplication de nombres relatifs</text:span><text:span text:style-name="T12"> </text:span><text:span text:style-name="T11">(30 min)</text:span></text:p>
      <text:p text:style-name="P6">Activité 1 p. 25 (uniquement les questions 1 et 2 de traitées)</text:p>
      <text:p text:style-name="P6"/>
      <text:p text:style-name="P11"><text:span text:style-name="T8">Pause</text:span> (5 min)</text:p>
      <text:p text:style-name="P6"><text:span text:style-name="T8"/></text:p>
      <text:p text:style-name="P6"><text:span text:style-name="T8">Evaluation </text:span><text:span text:style-name="T9">2</text:span> (1h<text:span text:style-name="T13">05</text:span>)</text:p>
      <text:list xml:id="list4113266129" text:style-name="L1">
        <text:list-item>
          <text:p text:style-name="P9">Addition et soustraction de relatifs</text:p>
        </text:list-item>
        <text:list-item>
          <text:p text:style-name="P9">Théorème de Pythagore (+ réciproque et contraposée)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date-style style:name="N121">
      <number:month number:calendar="jewish" number:style="long" number:textual="true"/>
      <number:text> </number:text>
      <number:day number:calendar="jewish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1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2P0"/>
    </number:currency-style>
    <number:date-style style:name="N113"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</number:date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date-style style:name="N119">
      <number:day number:calendar="jewish"/>
      <number:text> </number:text>
      <number:month number:calendar="jewish" number:style="long" number:textual="true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48b320"/>
    </style:style>
    <style:style style:name="MT6" style:family="text">
      <style:text-properties officeooo:rsid="004ad1a9"/>
    </style:style>
    <style:style style:name="MT7" style:family="text">
      <style:text-properties officeooo:rsid="0047ef1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4">Relatifs</text:span><text:tab/><text:span text:style-name="MT3">Séance 1 </text:span><text:span text:style-name="MT5">(</text:span><text:span text:style-name="MT6">2</text:span><text:span text:style-name="MT5">h)</text:span><text:span text:style-name="MT3"> - </text:span><text:span text:style-name="MT4">02</text:span><text:span text:style-name="MT7">/</text:span><text:span text:style-name="MT4">1</text:span><text:span text:style-name="MT7">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2T22:38:24.158650556</dc:date>
    <meta:editing-duration>PT19H13M23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95" meta:character-count="462" meta:non-whitespace-character-count="384"/>
  </office:meta>
</office:document-meta>
</file>